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A00000253D1D241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subtitle">
      <style:graphic-properties draw:fill-color="#ffffff" fo:min-height="16.842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fo:min-height="3.506cm"/>
    </style:style>
    <style:style style:name="pr4" style:family="presentation" style:parent-style-name="lyt-aqua-outline1">
      <style:graphic-properties fo:min-height="12.18cm"/>
    </style:style>
    <style:style style:name="pr5" style:family="presentation" style:parent-style-name="lyt-aqua-notes">
      <style:graphic-properties draw:fill-color="#ffffff" fo:min-height="13.364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draw:frame presentation:style-name="pr1" draw:layer="layout" svg:width="25.199cm" svg:height="16.842cm" svg:x="1.4cm" svg:y="1.637cm" presentation:class="subtitle" presentation:user-transformed="true">
          <draw:text-box>
            <text:p><text:span text:style-name="T1">Laboratorio</text:span></text:p>
            <text:p><text:span text:style-name="T1">Programmazione concorrente e distribuita</text:span></text:p>
            <text:p/>
            <text:p/>
            <text:p><text:span text:style-name="T2">Simone Albertini</text:span></text:p>
            <text:p><text:span text:style-name="T2">26 marzo 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Come si lavora oggi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Ognuno sulla sua postazione</text:p>
              </text:list-item>
              <text:list-item>
                <text:p>Svolgere l'esercizio sulla traccia</text:p>
              </text:list-item>
              <text:list-item>
                <text:p>Si possono scambiare opinioni, consultare materiale, fare domande.</text:p>
              </text:list-item>
              <text:list-item>
                <text:p>Tempo: 3 ore. </text:p>
              </text:list-item>
              <text:list-item>
                <text:p>Al termine, preparare un file zip.</text:p>
              </text:list-item>
              <text:list-item>
                <text:p>Mezz'ora prima passo a controllare il lavor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Il panettiere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<text:span text:style-name="T3">Un certo numero di </text:span><text:span text:style-name="T4">panettieri</text:span><text:span text:style-name="T3"> lavora presso un supermercato. Il loro compito è quello di produrre il </text:span><text:span text:style-name="T4">pane</text:span><text:span text:style-name="T3"> e metterlo sul </text:span><text:span text:style-name="T4">bancone</text:span><text:span text:style-name="T3"> dove i </text:span><text:span text:style-name="T4">clienti</text:span><text:span text:style-name="T3"> lo prelevano e lo mettono nel loro carrello.</text:span></text:p>
                <text:p/>
              </text:list-item>
              <text:list-item>
                <text:p>Simulare questo problema secondo il paradigma del produttore-consumator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Analisi problema</text:p>
          </draw:text-box>
        </draw:frame>
        <draw:frame presentation:style-name="pr4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Entità:</text:p>
                <text:list>
                  <text:list-item>
                    <text:p>Panettiere (attivo)</text:p>
                  </text:list-item>
                  <text:list-item>
                    <text:p>Cliente (attivo)</text:p>
                  </text:list-item>
                  <text:list-item>
                    <text:p>Bancone (passivo)</text:p>
                  </text:list-item>
                  <text:list-item>
                    <text:p>Pane</text:p>
                  </text:list-item>
                </text:list>
                <text:p/>
              </text:list-item>
              <text:list-item>
                <text:p><text:span text:style-name="T5">Aiuto: usare un bounded buffer generico che implementa una coda circola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Dettagli implementativi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Panettiere (ripete n volte):</text:p>
                <text:list>
                  <text:list-item>
                    <text:list>
                      <text:list-item>
                        <text:p>Produce da 0,1 a 5 Kg di pane (<text:span text:style-name="T5">produzione</text:span>)</text:p>
                      </text:list-item>
                      <text:list-item>
                        <text:p>Lo mette sul bancone</text:p>
                      </text:list-item>
                    </text:list>
                  </text:list-item>
                  <text:list-item>
                    <text:p>Alla fine degli n cicli stampa il totale di Kg prodotti</text:p>
                  </text:list-item>
                </text:list>
              </text:list-item>
              <text:list-item>
                <text:p>Cliente (ripete m volte)</text:p>
                <text:list>
                  <text:list-item>
                    <text:list>
                      <text:list-item>
                        <text:p>Preleva una produzione dal bancone</text:p>
                      </text:list-item>
                    </text:list>
                  </text:list-item>
                  <text:list-item>
                    <text:p>Alla fine degli m cicli stampa il totale consuma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Dettagli Implementativi<text:tab/>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Provare con:</text:p>
                <text:list>
                  <text:list-item>
                    <text:p>m = n = 5</text:p>
                  </text:list-item>
                  <text:list-item>
                    <text:p>2 panettieri e 2 consumato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3T13:41:24</meta:creation-date>
    <dc:date>2013-03-26T13:31:21</dc:date>
    <meta:editing-duration>P5DT12H8M27S</meta:editing-duration>
    <meta:editing-cycles>15</meta:editing-cycles>
    <meta:generator>LibreOffice/3.5$Linux_X86_64 LibreOffice_project/350m1$Build-2</meta:generator>
    <meta:document-statistic meta:object-count="55"/>
  </office:meta>
</office:document-meta>
</file>